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e3ab" officeooo:paragraph-rsid="001fe3ab"/>
    </style:style>
    <style:style style:name="P2" style:family="paragraph" style:parent-style-name="Standard">
      <style:text-properties officeooo:rsid="001fe3ab" officeooo:paragraph-rsid="0023c8f9"/>
    </style:style>
    <style:style style:name="P3" style:family="paragraph" style:parent-style-name="Standard">
      <style:text-properties officeooo:rsid="00213854" officeooo:paragraph-rsid="00213854"/>
    </style:style>
    <style:style style:name="P4" style:family="paragraph" style:parent-style-name="Standard">
      <style:text-properties fo:font-weight="bold" officeooo:rsid="0023c8f9" officeooo:paragraph-rsid="0023c8f9" style:font-weight-asian="bold" style:font-weight-complex="bold"/>
    </style:style>
    <style:style style:name="P5" style:family="paragraph" style:parent-style-name="Standard">
      <style:text-properties fo:font-weight="bold" officeooo:rsid="0023ec20" officeooo:paragraph-rsid="0023ec20" style:font-weight-asian="bold" style:font-weight-complex="bold"/>
    </style:style>
    <style:style style:name="P6" style:family="paragraph" style:parent-style-name="Standard">
      <style:text-properties fo:font-weight="normal" officeooo:rsid="0023c8f9" officeooo:paragraph-rsid="0023c8f9" style:font-weight-asian="normal" style:font-weight-complex="normal"/>
    </style:style>
    <style:style style:name="P7" style:family="paragraph" style:parent-style-name="Standard">
      <style:text-properties fo:font-weight="normal" officeooo:rsid="0023ec20" officeooo:paragraph-rsid="0023ec20" style:font-weight-asian="normal" style:font-weight-complex="normal"/>
    </style:style>
    <style:style style:name="P8" style:family="paragraph" style:parent-style-name="Standard">
      <style:text-properties fo:font-weight="normal" officeooo:rsid="0025ae5e" officeooo:paragraph-rsid="0025ae5e" style:font-weight-asian="normal" style:font-weight-complex="normal"/>
    </style:style>
    <style:style style:name="P9" style:family="paragraph" style:parent-style-name="Standard">
      <style:text-properties fo:font-size="20pt" fo:font-weight="bold" officeooo:rsid="0023c8f9" officeooo:paragraph-rsid="0023c8f9" style:font-size-asian="20pt" style:font-weight-asian="bold" style:font-size-complex="20pt" style:font-weight-complex="bold"/>
    </style:style>
    <style:style style:name="P10" style:family="paragraph" style:parent-style-name="Standard">
      <style:text-properties fo:font-size="20pt" fo:font-weight="bold" officeooo:rsid="0025ae5e" officeooo:paragraph-rsid="0025ae5e" style:font-size-asian="20pt" style:font-weight-asian="bold" style:font-size-complex="20pt" style:font-weight-complex="bold"/>
    </style:style>
    <style:style style:name="P11" style:family="paragraph" style:parent-style-name="Standard">
      <style:text-properties fo:font-size="12pt" fo:font-weight="normal" officeooo:rsid="00262aac" officeooo:paragraph-rsid="00262aac" style:font-size-asian="10.5pt" style:font-weight-asian="normal" style:font-size-complex="12pt" style:font-weight-complex="normal"/>
    </style:style>
    <style:style style:name="P12" style:family="paragraph" style:parent-style-name="Standard">
      <style:text-properties fo:font-size="12pt" fo:font-weight="normal" officeooo:rsid="00297369" officeooo:paragraph-rsid="0025ae5e" style:font-size-asian="10.5pt" style:font-weight-asian="normal" style:font-size-complex="12pt" style:font-weight-complex="normal"/>
    </style:style>
    <style:style style:name="P13" style:family="paragraph" style:parent-style-name="Standard" style:list-style-name="L1">
      <style:text-properties officeooo:rsid="001fe3ab" officeooo:paragraph-rsid="001fe3ab"/>
    </style:style>
    <style:style style:name="P14" style:family="paragraph" style:parent-style-name="Standard" style:list-style-name="L2">
      <style:text-properties officeooo:rsid="001fe3ab" officeooo:paragraph-rsid="001fe3ab"/>
    </style:style>
    <style:style style:name="P15" style:family="paragraph" style:parent-style-name="Standard" style:list-style-name="L1">
      <style:text-properties officeooo:rsid="0022776f" officeooo:paragraph-rsid="0022776f"/>
    </style:style>
    <style:style style:name="P16" style:family="paragraph" style:parent-style-name="Standard" style:list-style-name="L2">
      <style:text-properties officeooo:rsid="00213854" officeooo:paragraph-rsid="00213854"/>
    </style:style>
    <style:style style:name="P17" style:family="paragraph" style:parent-style-name="Standard" style:list-style-name="L2">
      <style:text-properties officeooo:rsid="00297369" officeooo:paragraph-rsid="00297369"/>
    </style:style>
    <style:style style:name="P18" style:family="paragraph" style:parent-style-name="Standard" style:list-style-name="L3">
      <style:text-properties fo:font-weight="normal" officeooo:rsid="0023c8f9" officeooo:paragraph-rsid="0023c8f9" style:font-weight-asian="normal" style:font-weight-complex="normal"/>
    </style:style>
    <style:style style:name="P19" style:family="paragraph" style:parent-style-name="Standard" style:list-style-name="L4">
      <style:text-properties fo:font-weight="normal" officeooo:rsid="0023c8f9" officeooo:paragraph-rsid="0023c8f9" style:font-weight-asian="normal" style:font-weight-complex="normal"/>
    </style:style>
    <style:style style:name="P20" style:family="paragraph" style:parent-style-name="Standard" style:list-style-name="L5">
      <style:text-properties fo:font-weight="normal" officeooo:rsid="0023ec20" officeooo:paragraph-rsid="0023ec20" style:font-weight-asian="normal" style:font-weight-complex="normal"/>
    </style:style>
    <style:style style:name="P21" style:family="paragraph" style:parent-style-name="Standard" style:list-style-name="L6">
      <style:text-properties fo:font-weight="normal" officeooo:rsid="0023ec20" officeooo:paragraph-rsid="0023ec20" style:font-weight-asian="normal" style:font-weight-complex="normal"/>
    </style:style>
    <style:style style:name="P22" style:family="paragraph" style:parent-style-name="Standard" style:list-style-name="L6">
      <style:text-properties fo:font-weight="normal" officeooo:rsid="0025ae5e" officeooo:paragraph-rsid="0025ae5e" style:font-weight-asian="normal" style:font-weight-complex="normal"/>
    </style:style>
    <style:style style:name="P23" style:family="paragraph" style:parent-style-name="Standard" style:list-style-name="L9">
      <style:text-properties fo:font-weight="normal" officeooo:rsid="002f2a9e" officeooo:paragraph-rsid="002f2a9e" style:font-weight-asian="normal" style:font-weight-complex="normal"/>
    </style:style>
    <style:style style:name="P24" style:family="paragraph" style:parent-style-name="Standard" style:list-style-name="L7">
      <style:text-properties fo:font-size="12pt" fo:font-weight="normal" officeooo:rsid="00262aac" officeooo:paragraph-rsid="00262aac" style:font-size-asian="10.5pt" style:font-weight-asian="normal" style:font-size-complex="12pt" style:font-weight-complex="normal"/>
    </style:style>
    <style:style style:name="P25" style:family="paragraph" style:parent-style-name="Standard" style:list-style-name="L7">
      <style:text-properties fo:font-size="12pt" fo:font-weight="normal" officeooo:rsid="0025ae5e" officeooo:paragraph-rsid="0025ae5e" style:font-size-asian="10.5pt" style:font-weight-asian="normal" style:font-size-complex="12pt" style:font-weight-complex="normal"/>
    </style:style>
    <style:style style:name="P26" style:family="paragraph" style:parent-style-name="Standard" style:list-style-name="L7">
      <style:text-properties fo:font-size="12pt" fo:font-weight="normal" officeooo:rsid="002ea0a0" officeooo:paragraph-rsid="002ec4bc" style:font-size-asian="10.5pt" style:font-weight-asian="normal" style:font-size-complex="12pt" style:font-weight-complex="normal"/>
    </style:style>
    <style:style style:name="P27" style:family="paragraph" style:parent-style-name="Standard">
      <style:text-properties officeooo:paragraph-rsid="002f2a9e"/>
    </style:style>
    <style:style style:name="T1" style:family="text">
      <style:text-properties officeooo:rsid="0022776f"/>
    </style:style>
    <style:style style:name="T2" style:family="text">
      <style:text-properties fo:font-weight="bold" style:font-weight-asian="bold" style:font-weight-complex="bold"/>
    </style:style>
    <style:style style:name="T3" style:family="text">
      <style:text-properties fo:font-weight="bold" officeooo:rsid="002f2a9e" style:font-weight-asian="bold"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officeooo:rsid="0025ae5e"/>
    </style:style>
    <style:style style:name="T7" style:family="text">
      <style:text-properties officeooo:rsid="00262aac"/>
    </style:style>
    <style:style style:name="T8" style:family="text">
      <style:text-properties officeooo:rsid="00297369"/>
    </style:style>
    <style:style style:name="T9" style:family="text">
      <style:text-properties officeooo:rsid="002ea0a0"/>
    </style:style>
    <style:style style:name="T10" style:family="text">
      <style:text-properties officeooo:rsid="002ec4b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Logging</text:span>:</text:p>
      <text:p text:style-name="P2"/>
      <text:p text:style-name="P2">Log every <text:span text:style-name="T2">incoming </text:span>messages.</text:p>
      <text:list text:style-name="L1">
        <text:list-item>
          <text:p text:style-name="P13">I want to log all the mavlink messages the each method returned (recv_match(), receive_message(), etc…<text:span text:style-name="T1">).</text:span></text:p>
        </text:list-item>
        <text:list-item>
          <text:p text:style-name="P15">Also I want to log all get<text:span text:style-name="T9">t</text:span>er <text:span text:style-name="T8">methods</text:span> (access to last value cache <text:span text:style-name="T8">etc.</text:span>). Or maybe even acces<text:span text:style-name="T8">s</text:span> to metrics like loss-rate.</text:p>
        </text:list-item>
        <text:list-item>
          <text:p text:style-name="P13">Also I want to create a hook which every time a mavlink message is parsed I will log it.</text:p>
        </text:list-item>
      </text:list>
      <text:p text:style-name="P1"/>
      <text:p text:style-name="P1"/>
      <text:p text:style-name="P1">Log every <text:span text:style-name="T2">outgoing </text:span>message:</text:p>
      <text:list text:style-name="L2">
        <text:list-item>
          <text:p text:style-name="P14">Its important to also log each outgoing message the program sent (command_long, params etc.)</text:p>
        </text:list-item>
        <text:list-item>
          <text:p text:style-name="P16">This will happen wi<text:span text:style-name="T8">th</text:span> the set_callback() method.</text:p>
        </text:list-item>
        <text:list-item>
          <text:p text:style-name="P16">DISCLAIMER it might not allow someone else to add this method.</text:p>
        </text:list-item>
        <text:list-item>
          <text:p text:style-name="P17">Also might not need to save exactly all the outbound messages just block them.</text:p>
        </text:list-item>
      </text:list>
      <text:p text:style-name="P3"/>
      <text:p text:style-name="P3"/>
      <text:p text:style-name="P9">Checkpoint:</text:p>
      <text:p text:style-name="P4"/>
      <text:p text:style-name="P6"><text:span text:style-name="T2">Checkpoint Agent</text:span>:</text:p>
      <text:list text:style-name="L3">
        <text:list-item>
          <text:p text:style-name="P18">The checkpoint agent will be responsible for starting the mission execution program (fresh start or checkpoint restoration).</text:p>
        </text:list-item>
        <text:list-item>
          <text:p text:style-name="P18">Also will use CRIU to periodically checkpoint the mission execution program.</text:p>
        </text:list-item>
        <text:list-item>
          <text:p text:style-name="P18">The checkpoint process must not interfere some critical sections in the execution program.</text:p>
        </text:list-item>
        <text:list-item>
          <text:p text:style-name="P18">As critical sections are handled each section that either sends a message (creation of mavlink frame) or receiving message (parsing bytes to create a mavlink frame).</text:p>
        </text:list-item>
        <text:list-item>
          <text:p text:style-name="P18">Also in the checkpoint the socket buffer should be flushed in the checkpointed version.</text:p>
        </text:list-item>
      </text:list>
      <text:p text:style-name="P6"/>
      <text:p text:style-name="P4">Wrapper:</text:p>
      <text:list text:style-name="L4">
        <text:list-item>
          <text:p text:style-name="P19">Each time a send message is called there should not be any interferance from the agent (hold a lock).</text:p>
        </text:list-item>
        <text:list-item>
          <text:p text:style-name="P19">Check if the same is needed for the incoming messaegs like, each time a core method is called (e.g. recv_match(), recv_msg() or maybe even cache access) there cannot be a checkpoint.</text:p>
        </text:list-item>
        <text:list-item>
          <text:p text:style-name="P19">If yes try to minimize the critical section.</text:p>
          <text:p text:style-name="P19"/>
        </text:list-item>
      </text:list>
      <text:p text:style-name="P27"><text:span text:style-name="T3">Also:</text:span></text:p>
      <text:p text:style-name="P27"><text:span text:style-name="T3"/></text:p>
      <text:list text:style-name="L9">
        <text:list-item>
          <text:p text:style-name="P23">Also on every checkpoint the agent flushes the logfiles.</text:p>
        </text:list-item>
        <text:list-item>
          <text:p text:style-name="P23">By doing that, afer recovery the logfiles will not have size 0.</text:p>
        </text:list-item>
        <text:list-item>
          <text:p text:style-name="P23">So the wrapper will go into replay mode.</text:p>
        </text:list-item>
      </text:list>
      <text:p text:style-name="P4"><text:span text:style-name="T4">Restoration</text:span>:</text:p>
      <text:p text:style-name="P5"/>
      <text:p text:style-name="P5">Checkpoint Agent:</text:p>
      <text:list text:style-name="L5">
        <text:list-item>
          <text:p text:style-name="P20">Restore mission execution program from the last valid checkpoint (? which also has valid logs).</text:p>
        </text:list-item>
      </text:list>
      <text:p text:style-name="P7"/>
      <text:p text:style-name="P5">Wrapper:</text:p>
      <text:list text:style-name="L6">
        <text:list-item>
          <text:p text:style-name="P21"><text:soft-page-break/>The application code should be fed with the exact same values <text:span text:style-name="T6">the core </text:span><text:span text:style-name="T8">methods have</text:span><text:span text:style-name="T6"> returned before the crash.</text:span></text:p>
        </text:list-item>
        <text:list-item>
          <text:p text:style-name="P22">Also the core has some metrics like the loss-rate or last value cache. So we can replay traffic only fo the core.</text:p>
        </text:list-item>
        <text:list-item>
          <text:p text:style-name="P22">Also at this time all the outgoing messages should be blocked.</text:p>
        </text:list-item>
        <text:list-item>
          <text:p text:style-name="P22">The replay mode will end when both logs are parsed;</text:p>
          <text:list>
            <text:list-item>
              <text:p text:style-name="P22">All incoming messages have been read.</text:p>
            </text:list-item>
            <text:list-item>
              <text:p text:style-name="P22">All outbound messages have been dummy-sent. (Replayed bot in reality dropped).</text:p>
            </text:list-item>
          </text:list>
        </text:list-item>
      </text:list>
      <text:p text:style-name="P8"/>
      <text:p text:style-name="P8"><text:tab/>! Maybe the replay mode can be over when the last outgoing message have been sent, so after this the application will be fed with fresh information to make fresh actions.</text:p>
      <text:p text:style-name="P4"/>
      <text:p text:style-name="P10">Architecture ideas:</text:p>
      <text:p text:style-name="P12"/>
      <text:list text:style-name="L7">
        <text:list-item>
          <text:p text:style-name="P24">PROBLEM: how does the program know if its fresh start or not?</text:p>
        </text:list-item>
      </text:list>
      <text:p text:style-name="P11"/>
      <text:p text:style-name="P11"/>
      <text:list text:continue-numbering="true" text:style-name="L7">
        <text:list-item>
          <text:p text:style-name="P25"><text:span text:style-name="T7">Solution?: </text:span>Override each core method. </text:p>
          <text:list>
            <text:list-item>
              <text:p text:style-name="P25">Each method will maintain an index and a buffer (logfile).</text:p>
            </text:list-item>
            <text:list-item>
              <text:p text:style-name="P25">First it will check in the index if any information exist, if yes then it will return this (the only time this will happen its only if is in replay mode).</text:p>
            </text:list-item>
            <text:list-item>
              <text:p text:style-name="P25">If the index points to an empty entry then just call the actual method.</text:p>
            </text:list-item>
            <text:list-item>
              <text:p text:style-name="P24">After each checkpoint just clear the buffer/logfile.</text:p>
            </text:list-item>
            <text:list-item>
              <text:p text:style-name="P24">The same will happen when sending a message.</text:p>
            </text:list-item>
            <text:list-item>
              <text:p text:style-name="P24">By doing this we don’t have to make the program know if its in a replay mode or no.</text:p>
            </text:list-item>
          </text:list>
        </text:list-item>
      </text:list>
      <text:p text:style-name="P11"/>
      <text:p text:style-name="P11"/>
      <text:p text:style-name="P11"/>
      <text:list text:continue-numbering="true" text:style-name="L7">
        <text:list-item>
          <text:p text:style-name="P26">PROBLEM: When a program gets checkpointed with CRIU, if it has open fds it wants the files to have the same length etc.<text:line-break/><text:line-break/>DUMB SOLUTION: Each time we need to add a msg to file we open and close. STUPID bu it works. The checkpoint cannot happen if a fd is open (sync checkpoint).<text:line-break/><text:line-break/>SUGGESTION: <text:span text:style-name="T10">At the time of the checkpoint duplicate the file (might be difficult I need to check if the restoring program accepts the new logfiles).<text:line-break/>On Replay <text:s/>open the file with the new logs, same problem with before how does the program know that this is a restore instanc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6T18:57:58.234700099</meta:creation-date>
    <dc:date>2025-10-14T15:22:41.309268526</dc:date>
    <meta:editing-duration>PT32M46S</meta:editing-duration>
    <meta:editing-cycles>8</meta:editing-cycles>
    <meta:generator>LibreOffice/24.2.7.2$Linux_X86_64 LibreOffice_project/420$Build-2</meta:generator>
    <meta:document-statistic meta:table-count="0" meta:image-count="0" meta:object-count="0" meta:page-count="2" meta:paragraph-count="47" meta:word-count="659" meta:character-count="3648" meta:non-whitespace-character-count="3065"/>
  </office:meta>
</office:document-meta>
</file>